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389b5" officeooo:paragraph-rsid="001389b5"/>
    </style:style>
    <style:style style:name="P2" style:family="paragraph" style:parent-style-name="Standard">
      <style:text-properties officeooo:rsid="001389b5" officeooo:paragraph-rsid="001389b5"/>
    </style:style>
    <style:style style:name="P3" style:family="paragraph" style:parent-style-name="Standard">
      <style:text-properties officeooo:rsid="00142126" officeooo:paragraph-rsid="00142126"/>
    </style:style>
    <style:style style:name="P4" style:family="paragraph" style:parent-style-name="Standard" style:list-style-name="L1">
      <style:text-properties officeooo:rsid="00142126" officeooo:paragraph-rsid="00142126"/>
    </style:style>
    <style:style style:name="P5" style:family="paragraph" style:parent-style-name="Standard">
      <style:text-properties officeooo:rsid="00145f21" officeooo:paragraph-rsid="00145f21"/>
    </style:style>
    <style:style style:name="P6" style:family="paragraph" style:parent-style-name="Standard">
      <style:paragraph-properties fo:text-align="center" style:justify-single-word="false"/>
      <style:text-properties officeooo:rsid="001d21e4" officeooo:paragraph-rsid="001d21e4"/>
    </style:style>
    <style:style style:name="P7" style:family="paragraph" style:parent-style-name="Standard">
      <style:paragraph-properties fo:text-align="center" style:justify-single-word="false"/>
      <style:text-properties fo:color="#ff0000" officeooo:rsid="001d21e4" officeooo:paragraph-rsid="001d21e4"/>
    </style:style>
    <style:style style:name="P8" style:family="paragraph" style:parent-style-name="Standard">
      <style:paragraph-properties fo:text-align="start" style:justify-single-word="false"/>
      <style:text-properties style:use-window-font-color="true" officeooo:rsid="001dc1c4" officeooo:paragraph-rsid="001dc1c4"/>
    </style:style>
    <style:style style:name="P9" style:family="paragraph" style:parent-style-name="Standard">
      <style:paragraph-properties fo:text-align="start" style:justify-single-word="false"/>
      <style:text-properties style:use-window-font-color="true" officeooo:rsid="001f07f5" officeooo:paragraph-rsid="001f07f5"/>
    </style:style>
    <style:style style:name="P10" style:family="paragraph" style:parent-style-name="Table_20_Contents">
      <style:text-properties officeooo:rsid="00193ca3" officeooo:paragraph-rsid="00193c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90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090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e531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1e531a" style:font-style-asian="normal" style:font-weight-asian="bold" style:font-style-complex="normal" style:font-weight-complex="bold"/>
    </style:style>
    <style:style style:name="T13" style:family="text">
      <style:text-properties fo:color="#ff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text-underline-style="none" fo:font-weight="normal" officeooo:rsid="001577c5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style:text-underline-style="none" fo:font-weight="normal" officeooo:rsid="00158dfa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tyle="normal" style:text-underline-style="none" fo:font-weight="normal" officeooo:rsid="0016f375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style:text-underline-style="none" fo:font-weight="normal" officeooo:rsid="00173247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style:text-underline-style="none" fo:font-weight="normal" officeooo:rsid="00175ae0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style:use-window-font-color="true" fo:font-style="normal" style:text-underline-style="none" fo:font-weight="bold" officeooo:rsid="001577c5" style:font-style-asian="normal" style:font-weight-asian="bold" style:font-style-complex="normal" style:font-weight-complex="bold"/>
    </style:style>
    <style:style style:name="T23" style:family="text">
      <style:text-properties style:use-window-font-color="true" fo:font-style="normal" style:text-underline-style="none" fo:font-weight="bold" officeooo:rsid="00158dfa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style:text-underline-style="none" fo:font-weight="bold" officeooo:rsid="0016f375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style:text-underline-style="none" fo:font-weight="bold" officeooo:rsid="00173247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style:text-underline-style="none" fo:font-weight="bold" officeooo:rsid="00175ae0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style="italic" style:text-underline-style="none" fo:font-weight="normal" officeooo:rsid="001577c5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italic" style:text-underline-style="none" fo:font-weight="normal" officeooo:rsid="00158dfa" style:font-style-asian="italic" style:font-weight-asian="normal" style:font-style-complex="italic" style:font-weight-complex="normal"/>
    </style:style>
    <style:style style:name="T30" style:family="text">
      <style:text-properties officeooo:rsid="001c0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m = e não → por isso é errado falar “e nem”.</text:p>
      <text:p text:style-name="P2"/>
      <text:p text:style-name="P2">Tampouco é <text:span text:style-name="T1">advérbio</text:span><text:span text:style-name="T3">, mas pode vir a substituir uma </text:span><text:span text:style-name="T1">conjunção aditiva</text:span><text:span text:style-name="T3">, quando for equivalente a “nem”. Ex.: Não malho, </text:span><text:span text:style-name="T5">tampouco</text:span><text:span text:style-name="T7"> faço dieta.</text:span></text:p>
      <text:p text:style-name="P2"><text:span text:style-name="T7"/></text:p>
      <text:p text:style-name="P3"><text:span text:style-name="T7">O “e” pode ter valor </text:span><text:span text:style-name="T8">adversativo</text:span><text:span text:style-name="T7">. Ex.: Estava querendo ler, </text:span><text:span text:style-name="T5">e</text:span><text:span text:style-name="T7"> o sono não deixava.</text:span></text:p>
      <text:list xml:id="list1505298869138218859" text:style-name="L1">
        <text:list-item>
          <text:p text:style-name="P4"><text:span text:style-name="T7">Dica: a regra de pontuação recomenda usar vírgula antes do “e” adversativo!</text:span></text:p>
        </text:list-item>
      </text:list>
      <text:p text:style-name="P3"><text:span text:style-name="T7"/></text:p>
      <text:p text:style-name="P5"><text:span text:style-name="T7">Em muitas questões, vão ser pedidas reescrituras em que uma </text:span><text:span text:style-name="T8">concessão</text:span><text:span text:style-name="T7"> será substituída por uma </text:span><text:span text:style-name="T8">adversidade </text:span><text:span text:style-name="T7">e vice-versa, com as devidas adaptações, já que </text:span><text:span text:style-name="T8">conjunções concessivas levam o verbo para o </text:span><text:span text:style-name="T13">subjuntivo</text:span><text:span text:style-name="T15">. Ex.: Embora eu </text:span><text:span text:style-name="T27">possa…</text:span></text:p>
      <text:p text:style-name="P5"><text:span text:style-name="T15"/></text:p>
      <text:p text:style-name="P5"><text:span text:style-name="T15">“Não obstante” é conjunção </text:span><text:span text:style-name="T21">adversativa</text:span><text:span text:style-name="T15">.</text:span></text:p>
      <text:p text:style-name="P5"><text:span text:style-name="T15"/></text:p>
      <text:p text:style-name="P5"><text:span text:style-name="T15">“</text:span><text:span text:style-name="T16">Senão” </text:span><text:span text:style-name="T28">pode</text:span><text:span text:style-name="T16"> ter sentido </text:span><text:span text:style-name="T22">adversativo</text:span><text:span text:style-name="T16">. Ex.: A influência não foi do negro em si, </text:span><text:span text:style-name="T28">senão</text:span><text:span text:style-name="T16"> (mas sim) do escravo e da escravidão.</text:span></text:p>
      <text:p text:style-name="P5"><text:span text:style-name="T16"/></text:p>
      <text:p text:style-name="P5"><text:span text:style-name="T16">“</text:span><text:span text:style-name="T17">Senão” </text:span><text:span text:style-name="T29">pode</text:span><text:span text:style-name="T17"> ser conjunção </text:span><text:span text:style-name="T23">alternativa</text:span><text:span text:style-name="T17">. Ex.: Saia agora, </text:span><text:span text:style-name="T29">senão</text:span><text:span text:style-name="T17"> chamarei os guardas. (pode-se trocar o “senão” por “ou”)</text:span></text:p>
      <text:p text:style-name="P5"><text:span text:style-name="T17"/></text:p>
      <text:p text:style-name="P5"><text:span text:style-name="T17">“</text:span><text:span text:style-name="T18">Às vezes” é uma </text:span><text:span text:style-name="T24">expressão adverbial de tempo</text:span><text:span text:style-name="T18">.</text:span></text:p>
      <text:p text:style-name="P5"><text:span text:style-name="T18"/></text:p>
      <text:p text:style-name="P5"><text:span text:style-name="T18">“</text:span><text:span text:style-name="T19">Pois” no início da oração, não deslocado entre vírgulas, será </text:span><text:span text:style-name="T25">explicativo ou causal</text:span><text:span text:style-name="T19">.</text:span></text:p>
      <text:p text:style-name="P5"><text:span text:style-name="T19"/></text:p>
      <text:p text:style-name="P5"><text:span text:style-name="T19">“</text:span><text:span text:style-name="T20">Destarte” é conjunção </text:span><text:span text:style-name="T26">conclusiva</text:span><text:span text:style-name="T20">.</text:span></text:p>
      <text:p text:style-name="P5"><text:span text:style-name="T20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“Pois” explicativo → inicia uma oração e justifica outra. Ex.: Volte, pois tenho saudade.</text:p>
            <text:p text:style-name="P10"/>
            <text:p text:style-name="P10">“Pois” conclusivo → após o verbo, deslocado entre vírgulas. Ex.: Há instabilidade; o dólar voltará, pois, a subir.</text:p>
          </table:table-cell>
        </table:table-row>
      </table:table>
      <text:p text:style-name="P5"><text:span text:style-name="T20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“<text:span text:style-name="T30">Porquanto” é conjunção </text:span><text:span text:style-name="T2">explicativa</text:span><text:span text:style-name="T4">.</text:span></text:p>
            <text:p text:style-name="Table_20_Contents"><text:span text:style-name="T4"/></text:p>
            <text:p text:style-name="Table_20_Contents"><text:span text:style-name="T4">“Conquanto” é conjunção </text:span><text:span text:style-name="T2">concessiva</text:span><text:span text:style-name="T4">.</text:span></text:p>
          </table:table-cell>
        </table:table-row>
      </table:table>
      <text:p text:style-name="P5"><text:span text:style-name="T20"/></text:p>
      <text:p text:style-name="P6"><text:span text:style-name="T20">[</text:span><text:span text:style-name="T15">Haver|Ter] + </text:span><text:span text:style-name="T14">[que|de]*</text:span><text:span text:style-name="T15"> + [infinitivo] = locução verbal com </text:span><text:span text:style-name="T21">preposição acidental</text:span><text:span text:style-name="T15"> no meio</text:span></text:p>
      <text:p text:style-name="P7"><text:span text:style-name="T9">*preposição acidental, </text:span><text:span text:style-name="T11">não</text:span><text:span text:style-name="T9"> é conjunção!</text:span></text:p>
      <text:p text:style-name="P7"><text:span text:style-name="T9"/></text:p>
      <text:p text:style-name="P8"><text:span text:style-name="T9">Ex.: Tenho </text:span><text:span text:style-name="T6">que</text:span><text:span text:style-name="T9"> estudar → “que” é preposição acidental e não conjunção.</text:span></text:p>
      <text:p text:style-name="P8"><text:span text:style-name="T9"/></text:p>
      <text:p text:style-name="P8"><text:span text:style-name="T9">“</text:span><text:span text:style-name="T10">Já que” é sempre conjunção </text:span><text:span text:style-name="T12">causal</text:span><text:span text:style-name="T10">.</text:span></text:p>
      <text:p text:style-name="P8"><text:span text:style-name="T10"/></text:p>
      <text:p text:style-name="P8"><text:span text:style-name="T10">“Na medida em que” é conjunção </text:span><text:span text:style-name="T12">causal</text:span><text:span text:style-name="T10">.</text:span></text:p>
      <text:p text:style-name="P8"><text:span text:style-name="T10">“À medida que” é conjunção </text:span><text:span text:style-name="T12">proporcional</text:span><text:span text:style-name="T10">.</text:span></text:p>
      <text:p text:style-name="P8"><text:span text:style-name="T10"/></text:p>
      <text:p text:style-name="P9"><text:span text:style-name="T10">O</text:span><text:span text:style-name="T9">rações </text:span><text:span text:style-name="T11">explicativas</text:span><text:span text:style-name="T9"> geralmente vêm após um verbo no </text:span><text:span text:style-name="T11">imperativo</text:span><text:span text:style-name="T9">, numa estrutura de texto que tem um pedido e depois a explicação para aquele pe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89b5" officeooo:paragraph-rsid="001389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Emprego das classes I (conjunçõ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10:28.665962081</meta:creation-date>
    <dc:date>2018-02-20T13:13:00.605848623</dc:date>
    <meta:editing-duration>PT1H2M27S</meta:editing-duration>
    <meta:editing-cycles>15</meta:editing-cycles>
    <meta:generator>LibreOffice/5.2.7.2$Linux_X86_64 LibreOffice_project/20m0$Build-2</meta:generator>
    <meta:document-statistic meta:table-count="2" meta:image-count="0" meta:object-count="0" meta:page-count="1" meta:paragraph-count="23" meta:word-count="288" meta:character-count="1795" meta:non-whitespace-character-count="1530"/>
  </office:meta>
</office:document-meta>
</file>